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>
            <text:p>Canada Station Field Mapping by Ty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W Feeder Tables</text:p>
          </table:table-cell>
          <table:table-cell table:number-columns-repeated="4"/>
          <table:table-cell table:style-name="ce1" office:value-type="string">
            <text:p>Canada Station (ca_station) Tabl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>
            <text:p><text:s/>Field <text:s text:c="7"/></text:p>
          </table:table-cell>
          <table:table-cell table:style-name="ce1" office:value-type="string">
            <text:p><text:s/>Type <text:s text:c="7"/></text:p>
          </table:table-cell>
          <table:table-cell table:style-name="ce1" office:value-type="string">
            <text:p><text:s/>Null </text:p>
          </table:table-cell>
          <table:table-cell table:style-name="ce1" office:value-type="string">
            <text:p><text:s/>Key </text:p>
          </table:table-cell>
          <table:table-cell table:style-name="ce1" office:value-type="string">
            <text:p><text:s/>Default </text:p>
          </table:table-cell>
          <table:table-cell table:style-name="ce1" office:value-type="string">
            <text:p><text:s/>Extra </text:p>
          </table:table-cell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string">
            <text:p>FM</text:p>
          </table:table-cell>
          <table:table-cell table:style-name="ce1" office:value-type="string">
            <text:p>TV</text:p>
          </table:table-cell>
          <table:table-cell table:style-name="ce1" office:value-type="string">
            <text:p>SDAR</text:p>
          </table:table-cell>
          <table:table-cell/>
          <table:table-cell office:value-type="string">
            <text:p><text:s/>station_type </text:p>
          </table:table-cell>
          <table:table-cell office:value-type="string">
            <text:p><text:s/>varchar(16) </text:p>
          </table:table-cell>
          <table:table-cell office:value-type="string">
            <text:p><text:s/>NO <text:s text:c="2"/></text:p>
          </table:table-cell>
          <table:table-cell office:value-type="string">
            <text:p><text:s/>MUL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banner <text:s text:c="5"/></text:p>
          </table:table-cell>
          <table:table-cell table:number-columns-repeated="3" office:value-type="string">
            <text:p>, banner</text:p>
          </table:table-cell>
          <table:table-cell/>
          <table:table-cell office:value-type="string">
            <text:p><text:s/>banner <text:s text:c="6"/></text:p>
          </table:table-cell>
          <table:table-cell office:value-type="string">
            <text:p><text:s/>char(2) <text:s text:c="4"/></text:p>
          </table:table-cell>
          <table:table-cell office:value-type="string">
            <text:p><text:s/>NO <text:s text:c="2"/></text:p>
          </table:table-cell>
          <table:table-cell office:value-type="string">
            <text:p><text:s/>PRI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all_sign <text:s text:c="2"/></text:p>
          </table:table-cell>
          <table:table-cell table:number-columns-repeated="3" office:value-type="string">
            <text:p>, call_sign</text:p>
          </table:table-cell>
          <table:table-cell/>
          <table:table-cell office:value-type="string">
            <text:p><text:s/>call_sign <text:s text:c="3"/></text:p>
          </table:table-cell>
          <table:table-cell office:value-type="string">
            <text:p><text:s/>varchar(12) </text:p>
          </table:table-cell>
          <table:table-cell office:value-type="string">
            <text:p><text:s/>NO <text:s text:c="2"/></text:p>
          </table:table-cell>
          <table:table-cell office:value-type="string">
            <text:p><text:s/>PRI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channel <text:s text:c="4"/></text:p>
          </table:table-cell>
          <table:table-cell table:number-columns-repeated="3" office:value-type="string">
            <text:p>, channel</text:p>
          </table:table-cell>
          <table:table-cell/>
          <table:table-cell office:value-type="string">
            <text:p><text:s/>channel <text:s text:c="5"/></text:p>
          </table:table-cell>
          <table:table-cell office:value-type="string">
            <text:p><text:s/>int(11) <text:s text:c="4"/></text:p>
          </table:table-cell>
          <table:table-cell office:value-type="string">
            <text:p><text:s/>NO <text:s text:c="2"/></text:p>
          </table:table-cell>
          <table:table-cell office:value-type="string">
            <text:p><text:s/>MUL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erpvpk</text:p>
          </table:table-cell>
          <table:table-cell office:value-type="string">
            <text:p>, erpvpk</text:p>
          </table:table-cell>
          <table:table-cell office:value-type="string">
            <text:p>, erpvpk</text:p>
          </table:table-cell>
          <table:table-cell/>
          <table:table-cell office:value-type="string">
            <text:p><text:s/>erpvpk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NO <text:s text:c="2"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ehaat <text:s/></text:p>
          </table:table-cell>
          <table:table-cell office:value-type="string">
            <text:p>, ehaat <text:s/></text:p>
          </table:table-cell>
          <table:table-cell office:value-type="string">
            <text:p>, ehaat <text:s/></text:p>
          </table:table-cell>
          <table:table-cell/>
          <table:table-cell office:value-type="string">
            <text:p><text:s/>ehaat <text:s text:c="7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table:number-columns-repeated="4" office:value-type="string">
            <text:p>, canada.dms2dec(latitude)</text:p>
          </table:table-cell>
          <table:table-cell/>
          <table:table-cell office:value-type="string">
            <text:p><text:s/>latitude <text:s text:c="4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NO <text:s text:c="2"/></text:p>
          </table:table-cell>
          <table:table-cell office:value-type="string">
            <text:p><text:s/>MUL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table:number-columns-repeated="4" office:value-type="string">
            <text:p>, -canada.dms2dec(longitude)</text:p>
          </table:table-cell>
          <table:table-cell/>
          <table:table-cell office:value-type="string">
            <text:p><text:s/>longitude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NO <text:s text:c="2"/></text:p>
          </table:table-cell>
          <table:table-cell office:value-type="string">
            <text:p><text:s/>MUL 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alloc_zone</text:p>
          </table:table-cell>
          <table:table-cell office:value-type="string">
            <text:p>, alloc_zone</text:p>
          </table:table-cell>
          <table:table-cell/>
          <table:table-cell office:value-type="string">
            <text:p><text:s/>alloc_zone <text:s text:c="2"/></text:p>
          </table:table-cell>
          <table:table-cell office:value-type="string">
            <text:p><text:s/>int(1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NULL <text:s/></text:p>
          </table:table-cell>
          <table:table-cell table:number-columns-repeated="3" office:value-type="string">
            <text:p>, ant_mode</text:p>
          </table:table-cell>
          <table:table-cell/>
          <table:table-cell office:value-type="string">
            <text:p><text:s/>ant_mode <text:s text:c="4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auto_prog <text:s text:c="2"/></text:p>
          </table:table-cell>
          <table:table-cell office:value-type="string">
            <text:p>, auto_prog</text:p>
          </table:table-cell>
          <table:table-cell table:number-columns-repeated="2" office:value-type="string">
            <text:p>, NULL <text:s/></text:p>
          </table:table-cell>
          <table:table-cell/>
          <table:table-cell office:value-type="string">
            <text:p><text:s/>auto_prog <text:s text:c="3"/></text:p>
          </table:table-cell>
          <table:table-cell office:value-type="string">
            <text:p><text:s/>varchar(1) <text:s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bc_mode <text:s text:c="4"/></text:p>
          </table:table-cell>
          <table:table-cell office:value-type="string">
            <text:p>, bc_mode</text:p>
          </table:table-cell>
          <table:table-cell office:value-type="string">
            <text:p>, bc_mode</text:p>
          </table:table-cell>
          <table:table-cell office:value-type="string">
            <text:p>, bc_mode</text:p>
          </table:table-cell>
          <table:table-cell/>
          <table:table-cell office:value-type="string">
            <text:p><text:s/>bc_mode <text:s text:c="5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NULL <text:s/></text:p>
          </table:table-cell>
          <table:table-cell table:number-columns-repeated="3" office:value-type="string">
            <text:p>, beam_tilt</text:p>
          </table:table-cell>
          <table:table-cell/>
          <table:table-cell office:value-type="string">
            <text:p><text:s/>beam_tilt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border <text:s text:c="5"/></text:p>
          </table:table-cell>
          <table:table-cell table:number-columns-repeated="3" office:value-type="string">
            <text:p>, border</text:p>
          </table:table-cell>
          <table:table-cell/>
          <table:table-cell office:value-type="string">
            <text:p><text:s/>border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brdr_lat <text:s text:c="3"/></text:p>
          </table:table-cell>
          <table:table-cell office:value-type="string">
            <text:p>, brdr_lat</text:p>
          </table:table-cell>
          <table:table-cell office:value-type="string">
            <text:p>, brdr_lat</text:p>
          </table:table-cell>
          <table:table-cell office:value-type="string">
            <text:p>, brdr_lat</text:p>
          </table:table-cell>
          <table:table-cell/>
          <table:table-cell office:value-type="string">
            <text:p><text:s/>brdr_lat <text:s text:c="4"/></text:p>
          </table:table-cell>
          <table:table-cell office:value-type="string">
            <text:p><text:s/>char(6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brdr_long <text:s text:c="2"/></text:p>
          </table:table-cell>
          <table:table-cell office:value-type="string">
            <text:p>, brdr_long</text:p>
          </table:table-cell>
          <table:table-cell office:value-type="string">
            <text:p>, brdr_long</text:p>
          </table:table-cell>
          <table:table-cell office:value-type="string">
            <text:p>, brdr_long</text:p>
          </table:table-cell>
          <table:table-cell/>
          <table:table-cell office:value-type="string">
            <text:p><text:s/>brdr_long <text:s text:c="3"/></text:p>
          </table:table-cell>
          <table:table-cell office:value-type="string">
            <text:p><text:s/>char(7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can_land <text:s text:c="3"/></text:p>
          </table:table-cell>
          <table:table-cell table:number-columns-repeated="3" office:value-type="string">
            <text:p>, can_land</text:p>
          </table:table-cell>
          <table:table-cell/>
          <table:table-cell office:value-type="string">
            <text:p><text:s/>can_land <text:s text:c="4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cert_numb <text:s text:c="2"/></text:p>
          </table:table-cell>
          <table:table-cell table:number-columns-repeated="3" office:value-type="string">
            <text:p>, cert_numb</text:p>
          </table:table-cell>
          <table:table-cell/>
          <table:table-cell office:value-type="string">
            <text:p><text:s/>cert_numb <text:s text:c="3"/></text:p>
          </table:table-cell>
          <table:table-cell office:value-type="string">
            <text:p><text:s/>char(6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ity <text:s text:c="13"/></text:p>
          </table:table-cell>
          <table:table-cell table:number-columns-repeated="3" office:value-type="string">
            <text:p>, city <text:s/></text:p>
          </table:table-cell>
          <table:table-cell/>
          <table:table-cell office:value-type="string">
            <text:p><text:s/>city <text:s text:c="8"/></text:p>
          </table:table-cell>
          <table:table-cell office:value-type="string">
            <text:p><text:s/>varchar(25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lazz <text:s text:c="12"/></text:p>
          </table:table-cell>
          <table:table-cell office:value-type="string">
            <text:p>, clazz </text:p>
          </table:table-cell>
          <table:table-cell office:value-type="string">
            <text:p>, clazz </text:p>
          </table:table-cell>
          <table:table-cell office:value-type="string">
            <text:p>, clazz </text:p>
          </table:table-cell>
          <table:table-cell/>
          <table:table-cell office:value-type="string">
            <text:p><text:s/>clazz <text:s text:c="7"/></text:p>
          </table:table-cell>
          <table:table-cell office:value-type="string">
            <text:p><text:s/>char(2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table:number-columns-repeated="2" office:value-type="string">
            <text:p>, NULL <text:s/></text:p>
          </table:table-cell>
          <table:table-cell table:number-columns-repeated="2" office:value-type="string">
            <text:p>, close_cap</text:p>
          </table:table-cell>
          <table:table-cell/>
          <table:table-cell office:value-type="string">
            <text:p><text:s/>close_cap <text:s text:c="3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dec_number <text:s/></text:p>
          </table:table-cell>
          <table:table-cell office:value-type="string">
            <text:p>, dec_number</text:p>
          </table:table-cell>
          <table:table-cell office:value-type="string">
            <text:p>, dec_number</text:p>
          </table:table-cell>
          <table:table-cell office:value-type="string">
            <text:p>, dec_number</text:p>
          </table:table-cell>
          <table:table-cell/>
          <table:table-cell office:value-type="string">
            <text:p><text:s/>dec_number <text:s text:c="2"/></text:p>
          </table:table-cell>
          <table:table-cell office:value-type="string">
            <text:p><text:s/>int(1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doc_file <text:s text:c="3"/></text:p>
          </table:table-cell>
          <table:table-cell table:number-columns-repeated="3" office:value-type="string">
            <text:p>, doc_file</text:p>
          </table:table-cell>
          <table:table-cell/>
          <table:table-cell office:value-type="string">
            <text:p><text:s/>doc_file <text:s text:c="4"/></text:p>
          </table:table-cell>
          <table:table-cell office:value-type="string">
            <text:p><text:s/>int(1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erpaav</text:p>
          </table:table-cell>
          <table:table-cell office:value-type="string">
            <text:p>, erpaav</text:p>
          </table:table-cell>
          <table:table-cell/>
          <table:table-cell office:value-type="string">
            <text:p><text:s/>erpaav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erpapk</text:p>
          </table:table-cell>
          <table:table-cell office:value-type="string">
            <text:p>, erpapk</text:p>
          </table:table-cell>
          <table:table-cell/>
          <table:table-cell office:value-type="string">
            <text:p><text:s/>erpapk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erpata</text:p>
          </table:table-cell>
          <table:table-cell office:value-type="string">
            <text:p>, erpata</text:p>
          </table:table-cell>
          <table:table-cell/>
          <table:table-cell office:value-type="string">
            <text:p><text:s/>erpata <text:s text:c="6"/></text:p>
          </table:table-cell>
          <table:table-cell office:value-type="string">
            <text:p><text:s/>int(1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erphav</text:p>
          </table:table-cell>
          <table:table-cell table:number-columns-repeated="2" office:value-type="string">
            <text:p>, NULL <text:s/></text:p>
          </table:table-cell>
          <table:table-cell/>
          <table:table-cell office:value-type="string">
            <text:p><text:s/>erphav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erphpk</text:p>
          </table:table-cell>
          <table:table-cell table:number-columns-repeated="2" office:value-type="string">
            <text:p>, NULL <text:s/></text:p>
          </table:table-cell>
          <table:table-cell/>
          <table:table-cell office:value-type="string">
            <text:p><text:s/>erphpk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erpvav</text:p>
          </table:table-cell>
          <table:table-cell office:value-type="string">
            <text:p>, erpvav</text:p>
          </table:table-cell>
          <table:table-cell office:value-type="string">
            <text:p>, erpvav</text:p>
          </table:table-cell>
          <table:table-cell/>
          <table:table-cell office:value-type="string">
            <text:p><text:s/>erpvav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erpvta</text:p>
          </table:table-cell>
          <table:table-cell office:value-type="string">
            <text:p>, erpvta</text:p>
          </table:table-cell>
          <table:table-cell/>
          <table:table-cell office:value-type="string">
            <text:p><text:s/>erpvta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euvalu <text:s text:c="5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euvalu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fre_land <text:s text:c="3"/></text:p>
          </table:table-cell>
          <table:table-cell office:value-type="string">
            <text:p>, fre_land</text:p>
          </table:table-cell>
          <table:table-cell office:value-type="string">
            <text:p>, fre_land</text:p>
          </table:table-cell>
          <table:table-cell office:value-type="string">
            <text:p>, fre_land</text:p>
          </table:table-cell>
          <table:table-cell/>
          <table:table-cell office:value-type="string">
            <text:p><text:s/>fre_land <text:s text:c="4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frequency <text:s/>/ 1000</text:p>
          </table:table-cell>
          <table:table-cell table:number-columns-repeated="3" office:value-type="string">
            <text:p>, frequency</text:p>
          </table:table-cell>
          <table:table-cell/>
          <table:table-cell office:value-type="string">
            <text:p><text:s/>frequency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ground_lev</text:p>
          </table:table-cell>
          <table:table-cell office:value-type="string">
            <text:p>, ground_lev</text:p>
          </table:table-cell>
          <table:table-cell office:value-type="string">
            <text:p>, ground_lev</text:p>
          </table:table-cell>
          <table:table-cell/>
          <table:table-cell office:value-type="string">
            <text:p><text:s/>ground_lev <text:s text:c="2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ifrbn_d <text:s text:c="4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ifrbn_d <text:s text:c="5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ifrbn_n <text:s text:c="4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ifrbn_n <text:s text:c="5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latitude2 <text:s text:c="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latitude2 <text:s text:c="3"/></text:p>
          </table:table-cell>
          <table:table-cell office:value-type="string">
            <text:p><text:s/>char(6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table:number-columns-repeated="2" office:value-type="string">
            <text:p>, limit_code</text:p>
          </table:table-cell>
          <table:table-cell/>
          <table:table-cell office:value-type="string">
            <text:p><text:s/>limit_code <text:s text:c="2"/></text:p>
          </table:table-cell>
          <table:table-cell office:value-type="string">
            <text:p><text:s/>varchar(8) <text:s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longitude2 <text:s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longitude2 <text:s text:c="2"/></text:p>
          </table:table-cell>
          <table:table-cell office:value-type="string">
            <text:p><text:s/>char(7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network <text:s text:c="4"/></text:p>
          </table:table-cell>
          <table:table-cell table:number-columns-repeated="3" office:value-type="string">
            <text:p>, network</text:p>
          </table:table-cell>
          <table:table-cell/>
          <table:table-cell office:value-type="string">
            <text:p><text:s/>network <text:s text:c="5"/></text:p>
          </table:table-cell>
          <table:table-cell office:value-type="string">
            <text:p><text:s/>char(4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table:number-columns-repeated="2" office:value-type="string">
            <text:p>, NULL <text:s/></text:p>
          </table:table-cell>
          <table:table-cell office:value-type="string">
            <text:p>, off_prec</text:p>
          </table:table-cell>
          <table:table-cell office:value-type="string">
            <text:p>, off_prec</text:p>
          </table:table-cell>
          <table:table-cell/>
          <table:table-cell office:value-type="string">
            <text:p><text:s/>off_prec <text:s text:c="4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table:number-columns-repeated="2" office:value-type="string">
            <text:p>, NULL <text:s/></text:p>
          </table:table-cell>
          <table:table-cell table:number-columns-repeated="2" office:value-type="string">
            <text:p>, offset</text:p>
          </table:table-cell>
          <table:table-cell/>
          <table:table-cell office:value-type="string">
            <text:p><text:s/>offset <text:s text:c="6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anada.asdate(ok_dump)</text:p>
          </table:table-cell>
          <table:table-cell office:value-type="string">
            <text:p>, canada.asdate(ok_dump)</text:p>
          </table:table-cell>
          <table:table-cell office:value-type="string">
            <text:p>, canada.asdate(ok_dump)</text:p>
          </table:table-cell>
          <table:table-cell office:value-type="string">
            <text:p>, canada.asdate(ok_dump)</text:p>
          </table:table-cell>
          <table:table-cell/>
          <table:table-cell office:value-type="string">
            <text:p><text:s/>ok_dump <text:s text:c="5"/></text:p>
          </table:table-cell>
          <table:table-cell office:value-type="string">
            <text:p><text:s/>date <text:s text:c="7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NULL <text:s/></text:p>
          </table:table-cell>
          <table:table-cell table:number-columns-repeated="3" office:value-type="string">
            <text:p>, overall_h</text:p>
          </table:table-cell>
          <table:table-cell/>
          <table:table-cell office:value-type="string">
            <text:p><text:s/>overall_h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ar_rms_c <text:s text:c="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ar_rms_c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ar_rms_d <text:s text:c="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ar_rms_d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ar_rms_n <text:s text:c="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ar_rms_n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owercrit <text:s text:c="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owercrit <text:s text:c="3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owerday <text:s text:c="3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owerday <text:s text:c="4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powernight <text:s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powernight <text:s text:c="2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province <text:s text:c="3"/></text:p>
          </table:table-cell>
          <table:table-cell table:number-columns-repeated="3" office:value-type="string">
            <text:p>, province</text:p>
          </table:table-cell>
          <table:table-cell/>
          <table:table-cell office:value-type="string">
            <text:p><text:s/>province <text:s text:c="4"/></text:p>
          </table:table-cell>
          <table:table-cell office:value-type="string">
            <text:p><text:s/>char(2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q_crit <text:s text:c="5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q_crit <text:s text:c="6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q_day <text:s text:c="12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q_day <text:s text:c="7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q_night <text:s text:c="4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q_night <text:s text:c="5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NULL <text:s/></text:p>
          </table:table-cell>
          <table:table-cell table:number-columns-repeated="3" office:value-type="string">
            <text:p>, rad_center</text:p>
          </table:table-cell>
          <table:table-cell/>
          <table:table-cell office:value-type="string">
            <text:p><text:s/>rad_center <text:s text:c="2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scmo <text:s/></text:p>
          </table:table-cell>
          <table:table-cell table:number-columns-repeated="2" office:value-type="string">
            <text:p>, NULL <text:s/></text:p>
          </table:table-cell>
          <table:table-cell/>
          <table:table-cell office:value-type="string">
            <text:p><text:s/>scmo <text:s text:c="8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NULL <text:s/></text:p>
          </table:table-cell>
          <table:table-cell office:value-type="string">
            <text:p>, ss_code</text:p>
          </table:table-cell>
          <table:table-cell table:number-columns-repeated="2" office:value-type="string">
            <text:p>, NULL <text:s/></text:p>
          </table:table-cell>
          <table:table-cell/>
          <table:table-cell office:value-type="string">
            <text:p><text:s/>ss_code <text:s text:c="5"/></text:p>
          </table:table-cell>
          <table:table-cell office:value-type="string">
            <text:p><text:s/>char(5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anada.asdate(st_creat)</text:p>
          </table:table-cell>
          <table:table-cell office:value-type="string">
            <text:p>, canada.asdate(st_creat)</text:p>
          </table:table-cell>
          <table:table-cell office:value-type="string">
            <text:p>, canada.asdate(st_creat)</text:p>
          </table:table-cell>
          <table:table-cell office:value-type="string">
            <text:p>, canada.asdate(st_creat)</text:p>
          </table:table-cell>
          <table:table-cell/>
          <table:table-cell office:value-type="string">
            <text:p><text:s/>st_creat <text:s text:c="4"/></text:p>
          </table:table-cell>
          <table:table-cell office:value-type="string">
            <text:p><text:s/>date <text:s text:c="7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canada.asdate(st_mod)</text:p>
          </table:table-cell>
          <table:table-cell office:value-type="string">
            <text:p>, canada.asdate(st_mod)</text:p>
          </table:table-cell>
          <table:table-cell office:value-type="string">
            <text:p>, canada.asdate(st_mod)</text:p>
          </table:table-cell>
          <table:table-cell office:value-type="string">
            <text:p>, canada.asdate(st_mod)</text:p>
          </table:table-cell>
          <table:table-cell/>
          <table:table-cell office:value-type="string">
            <text:p><text:s/>st_mod <text:s text:c="6"/></text:p>
          </table:table-cell>
          <table:table-cell office:value-type="string">
            <text:p><text:s/>date <text:s text:c="7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status1 <text:s text:c="4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status1 <text:s text:c="5"/></text:p>
          </table:table-cell>
          <table:table-cell office:value-type="string">
            <text:p><text:s/>char(2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status2 <text:s text:c="4"/></text:p>
          </table:table-cell>
          <table:table-cell table:number-columns-repeated="3" office:value-type="string">
            <text:p>, NULL <text:s/></text:p>
          </table:table-cell>
          <table:table-cell/>
          <table:table-cell office:value-type="string">
            <text:p><text:s/>status2 <text:s text:c="5"/></text:p>
          </table:table-cell>
          <table:table-cell office:value-type="string">
            <text:p><text:s/>char(2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1">
          <table:table-cell office:value-type="string">
            <text:p>, unattended <text:s/></text:p>
          </table:table-cell>
          <table:table-cell table:number-columns-repeated="3" office:value-type="string">
            <text:p>, unattended</text:p>
          </table:table-cell>
          <table:table-cell/>
          <table:table-cell office:value-type="string">
            <text:p><text:s/>unattended <text:s text:c="2"/></text:p>
          </table:table-cell>
          <table:table-cell office:value-type="string">
            <text:p><text:s/>char(1) <text:s text:c="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, usa_land </text:p>
          </table:table-cell>
          <table:table-cell office:value-type="string">
            <text:p>, usa_land</text:p>
          </table:table-cell>
          <table:table-cell office:value-type="string">
            <text:p>, usa_land</text:p>
          </table:table-cell>
          <table:table-cell office:value-type="string">
            <text:p>, usa_land</text:p>
          </table:table-cell>
          <table:table-cell/>
          <table:table-cell office:value-type="string">
            <text:p><text:s/>usa_land <text:s text:c="4"/></text:p>
          </table:table-cell>
          <table:table-cell office:value-type="string">
            <text:p><text:s/>double <text:s text:c="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3"/></text:p>
          </table:table-cell>
          <table:table-cell office:value-type="string">
            <text:p><text:s text:c="7"/></text:p>
          </table:table-cell>
        </table:table-row>
        <table:table-row table:style-name="ro2">
          <table:table-cell office:value-type="string">
            <text:p>FROM canada.amstatio</text:p>
          </table:table-cell>
          <table:table-cell office:value-type="string">
            <text:p>FROM canada.fmstatio</text:p>
          </table:table-cell>
          <table:table-cell office:value-type="string">
            <text:p>FROM canada.tvstatio</text:p>
          </table:table-cell>
          <table:table-cell office:value-type="string">
            <text:p>FROM canada.sdars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WHERE province IN ("AB", "BC", "MB", "NB", "NF", "NS", "NT", "ON", "PE", "QC", "SK", "YT")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<text:s text:c="2"/>AND banner IN ("AP", "AU", "O", "OP", "TO");</text:p>
          </table:table-cell>
          <table:table-cell table:number-columns-repeated="7"/>
        </table:table-row>
        <table:table-row table:style-name="ro1" table:number-rows-repeated="1048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4-03-18T15:28:54</meta:creation-date>
    <dc:date>2014-03-19T14:09:46</dc:date>
    <dc:creator>Jesse Caulfield</dc:creator>
    <meta:editing-duration>PT22H25M42S</meta:editing-duration>
    <meta:editing-cycles>2</meta:editing-cycles>
    <meta:generator>LibreOffice/3.5$Linux_X86_64 LibreOffice_project/350m1$Build-2</meta:generator>
    <meta:document-statistic meta:table-count="3" meta:cell-count="651" meta:object-count="0"/>
  </office:meta>
</office:document-meta>
</file>